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Standaard" style:list-style-name="LFO3" style:family="paragraph"/>
    <style:style style:name="P3" style:parent-style-name="Standaard" style:list-style-name="LFO3" style:family="paragraph"/>
    <style:style style:name="T4" style:parent-style-name="Standaardalinea-lettertype" style:family="text">
      <style:text-properties fo:font-weight="bold" style:font-weight-asian="bold" style:font-weight-complex="bold"/>
    </style:style>
    <style:style style:name="T5" style:parent-style-name="Standaardalinea-lettertype" style:family="text">
      <style:text-properties fo:font-weight="bold" style:font-weight-asian="bold" style:font-weight-complex="bold"/>
    </style:style>
    <style:style style:name="T6" style:parent-style-name="Standaardalinea-lettertype" style:family="text">
      <style:text-properties fo:font-weight="bold" style:font-weight-asian="bold" style:font-weight-complex="bold"/>
    </style:style>
    <style:style style:name="T7" style:parent-style-name="Standaardalinea-lettertype" style:family="text">
      <style:text-properties fo:font-weight="bold" style:font-weight-asian="bold" style:font-weight-complex="bold"/>
    </style:style>
    <style:style style:name="T8" style:parent-style-name="Standaardalinea-lettertype" style:family="text">
      <style:text-properties fo:font-weight="bold" style:font-weight-asian="bold" style:font-weight-complex="bold"/>
    </style:style>
  </office:automatic-styles>
  <office:body>
    <office:text text:use-soft-page-breaks="true">
      <text:p text:style-name="P1">1<text:s/>Onderwerpen:<text:s/>kantine, ziekmelden</text:p>
      <text:p text:style-name="Standaard">2 Onderwerpen samenvatten:</text:p>
      <text:p text:style-name="Standaard">Kantine:</text:p>
      <text:p text:style-name="Standaard">Deze locatie heeft een kantine waar studenten tijdens de pauzes en tussenuren wat kunnen eten en drinken. De kantine is geopend van:<text:s/></text:p>
      <text:p text:style-name="Standaard">• 08.30 – 09.15 uur *<text:s/></text:p>
      <text:p text:style-name="Standaard">• 09.30 – 11.15 uur *<text:s/></text:p>
      <text:p text:style-name="Standaard">• 11.30 – 13.15 uur *</text:p>
      <text:p text:style-name="Standaard"/>
      <text:p text:style-name="Standaard"/>
      <text:p text:style-name="Standaard">Ziekmelden:</text:p>
      <text:p text:style-name="Standaard">Bel voor 10.00 uur naar (088) 945 4500.</text:p>
      <text:list text:style-name="LFO3" text:continue-numbering="true">
        <text:list-item>
          <text:p text:style-name="P2">Stuur een e-mail naar verzuim@tcrmbo.nl met je naam en studentnummer.</text:p>
        </text:list-item>
        <text:list-item>
          <text:p text:style-name="P3">Je kunt je ziekmelden via telefoon, de EduArte App (het beste met Android) of onze website.</text:p>
        </text:list-item>
      </text:list>
      <text:p text:style-name="Standaard"><text:span text:style-name="T4">Voor minderjarigen:</text:span><text:s/>Als je onder de 18 bent, moet een ouder of verzorger je ziekmelden, en dit kan alleen telefonisch.</text:p>
      <text:p text:style-name="Standaard"><text:span text:style-name="T5">Als je stage loopt:</text:span><text:s/>Meld je ook ziek bij je stageplek.</text:p>
      <text:p text:style-name="Standaard"><text:span text:style-name="T6">Bij niet ziekmelden:</text:span><text:s/>Als je je niet ziekmeldt, wordt dit als ongeoorloofd verzuim genoteerd.</text:p>
      <text:p text:style-name="Standaard"><text:span text:style-name="T7">Als je weer beter bent:</text:span><text:s/>Meld je op de eerste schooldag weer beter bij het verzuimloket, vóór je eerste les. Dit geldt ook voor je stagebedrijf.</text:p>
      <text:p text:style-name="Standaard"><text:span text:style-name="T8">Verzuimregistratie:</text:span><text:s/>We controleren elke week je verzuim. Er is onderscheid tussen geoorloofd en ongeoorloofd verzuim. Ben je minderjarig en ben je binnen vier weken meer dan acht uur ongeoorloofd afwezig? Dan krijgen jij en je ouders een brief en melden we dit bij je begeleider. Meer dan 16 uur ongeoorloofd verzuim kan leiden tot acties van Leerplicht en mogelijk beëindiging van je opleiding.</text:p>
      <text:p text:style-name="Standaard">3 ik ga 1 pagina gebruiken</text:p>
      <text:p text:style-name="Standaard">4 ik ga eerst ziekmelden behandelen en daarna kantine</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Normaalweb" style:display-name="Normaal (web)" style:family="paragraph" style:parent-style-name="Standaard">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m Poortman</meta:initial-creator>
    <dc:creator>Sam Poortman</dc:creator>
    <meta:creation-date>2024-09-27T11:04:00Z</meta:creation-date>
    <dc:date>2024-09-27T11:33:00Z</dc:date>
    <meta:template xlink:href="Normal" xlink:type="simple"/>
    <meta:editing-cycles>1</meta:editing-cycles>
    <meta:editing-duration>PT1740S</meta:editing-duration>
    <meta:document-statistic meta:page-count="1" meta:paragraph-count="2" meta:word-count="212" meta:character-count="1377" meta:row-count="9" meta:non-whitespace-character-count="1167"/>
  </office:meta>
</office:document-meta>
</file>